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ngue</text:p>
          </table:table-cell>
        </table:table-row>
        <table:table-row table:style-name="ro1">
          <table:table-cell office:value-type="string" calcext:value-type="string">
            <text:p>2015-03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4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4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4-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4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5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5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5-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5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5-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6-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5-06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5-06-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5-06-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5-07-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5-07-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5-07-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5-07-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5-08-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5-08-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5-08-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08-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-08-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-09-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5-09-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5-09-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5-09-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5-10-0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5-10-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5-10-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-10-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-11-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-11-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11-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-11-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11-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5-12-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5-12-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5-12-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5-12-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1-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1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1-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1-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2-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2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2-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2-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3-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3-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3-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3-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4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4-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4-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5-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5-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5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5-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6-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6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6-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6-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7-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6-07-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07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7-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07-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8-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-08-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-08-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8-2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6-09-0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6-09-1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6-09-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6-09-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6-10-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10-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-10-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6-10-2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10-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11-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11-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11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6-11-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12-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12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12-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1-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1-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1-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01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01-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02-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02-12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31:47.422927058</meta:creation-date>
    <dc:date>2017-02-27T22:32:28.417090323</dc:date>
    <meta:editing-duration>PT41S</meta:editing-duration>
    <meta:editing-cycles>1</meta:editing-cycles>
    <meta:document-statistic meta:table-count="1" meta:cell-count="199" meta:object-count="0"/>
    <meta:generator>LibreOffice/4.4.7.2$Linux_X86_64 LibreOffice_project/40$Build-2</meta:generator>
  </office:meta>
</office:document-meta>
</file>